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7 03:10   |   <text:a xlink:type="simple" xlink:href="http://palinfo.habago.org/Entry?Command=Information_PrintForum&amp;iPage=15&amp;sType=FORUM#FORUM37458"><text:span text:style-name="T2">#</text:span></text:a></text:p>
      <text:p text:style-name="P2">卡韓政變<text:span text:style-name="T3">(45)</text:span>：郭台銘再有錢也買不到的東西<text:span text:style-name="T3"> <text:line-break/><text:line-break/></text:span>陳真<text:span text:style-name="T3"><text:s/>2019. 05. 17. <text:line-break/><text:line-break/><text:line-break/></text:span>謝謝俐儀造訪。<text:span text:style-name="T3"> <text:line-break/><text:line-break/></text:span>小弟喝過很多洋墨水，但土包子本質始終未變。飄洋過海來到大英帝國，吃過十多年<text:span text:style-name="T3"><text:s/>"</text:span>西餐<text:span text:style-name="T3">"</text:span>，但是直到現在我仍然不明白西餐幹嘛要使用那麼多刀叉和湯匙，也始終記不起來餐具使用順序。我永遠只用其中一支叉子和一支湯匙就可以應付一切。連刀子也從來用不上，因為我有牙齒，我會自己咬。<text:span text:style-name="T3"> <text:line-break/><text:line-break/></text:span>曾有服務員對我說：<text:span text:style-name="T3">"</text:span>換根湯匙吧，以免混淆不同食物的味道<text:span text:style-name="T3">"</text:span>。可是，自己的湯匙自己舔乾淨不就好了？何必換？我不相信有人在家裏吃飯會搞出這麼多餐具以及一堆繁文縟節來虐待自己。<text:span text:style-name="T3"> <text:line-break/><text:line-break/></text:span>人與人之間的心靈遠近，不是看生辰八字，也不是看出身背景，而是在於某種氣味。我能理解國民黨裏頭一堆<text:span text:style-name="T3">GGYY</text:span>的名嘴或政客何以對韓國瑜很感冒，利害衝突當然是主要原因，但是氣味不同恐怕也是因素之一。<text:span text:style-name="T3"><text:line-break/><text:line-break/></text:span>我每見到各界菁英，也總是渾身不對勁。雖然我也是菁英，但只菁在腦，不在心，心仍是一片天然泥土，不含人工塑料。花俏乖巧的貴賓狗跟流浪狗基本上是處不來的。<text:span text:style-name="T3"> <text:line-break/><text:line-break/></text:span>我常想，我的黨外經驗如果是身在台北那樣的圈子，別說十年，恐怕連當上十天的黨外人士我都待不住。事實上，我的黨外經驗充滿人性中最善良最美好最純潔的成份，因為我一直待在基層，同志們大多是農民、工人、失業或打零工人士。害我曾誤以為絕大多數人的人性都是那樣美好，後來才慢慢開了眼界。一直到進入醫界、學界、出國讀書等等之後，更是大開眼界，原來並不是每個人都懷抱著單純的利他與犧牲精神來參與政治或從事任何公眾事務。<text:span text:style-name="T3"> <text:line-break/><text:line-break/></text:span>以上，不知道算不算題外話。總之，言歸正傳，話說郭台銘。如果買票合法，以他的財力，台灣兩千三百萬人，每人發給一百萬，買下神聖的兩千三百萬票都不是問題，保證凍蒜。<text:span text:style-name="T3"> <text:line-break/><text:line-break/></text:span>但有個東西，任憑郭台銘再有錢也買不到，那就是人心。因為惟有真心才能贏得真心，惟有真情方才獲得真情。郭董，因其富可敵國，無須主動收買與豢養，自然會有無數政治人物及各界人士與媒體名流爭先恐後自動請纓，為其效命。<text:span text:style-name="T3"> <text:line-break/><text:line-break/></text:span>但是，做為一個韓流粉<text:span text:style-name="T3"><text:s/>(</text:span>簡稱韓粉。粉其流，粉其精神，非無條件粉其個人<text:span text:style-name="T3">)</text:span>，要錢沒有，要滑鼠一支，小黑板一塊，就算打不過，我也要打。<text:span text:style-name="T3"> <text:line-break/><text:line-break/></text:span>大家競爭，美事一樁，但不要玩陰的，不要人前手牽手，人後下毒手。而且，別搞兩面手法，不要下屬抹人黑，自己卻漂白，不要表面上稱兄道弟，背後教唆使壞。<text:span text:style-name="T3"> <text:line-break/><text:line-break/></text:span>過去一個月來，台灣四面八方及幾乎所有媒體，就像瘋了似的，聯手抹黑韓國瑜，其中尤以郭台銘陣營之行徑最為無恥。從郭、柯陣營之憑空杜撰的什麼<text:span text:style-name="T3"><text:s/>"</text:span>四千萬疑雲<text:span text:style-name="T3">" </text:span>之人格謀殺，一直到時力尾巴黨之剪接質詢影片，再到郭陣營輔選大將楊秋興的<text:span text:style-name="T3"><text:s/>"</text:span>詐騙共犯<text:span text:style-name="T3">" </text:span>道德指控等等等，一波接一波。但我相信，這些抹黑造謠雖然慘烈，但連前菜都稱不上，這只能說是主菜上桌前的茶點招待。<text:span text:style-name="T3"> <text:line-break/><text:line-break/></text:span>郭台銘也好，吳敦義也罷，整個國民黨的權貴階層真是很奇怪，我覺得他們真的是雙眼被權位所矇蔽，心性走火入魔，完全看不清基本事實真相，看不清自己及黨的處境。<text:span text:style-name="T3"> <text:line-break/><text:line-break/></text:span>國民黨事實上早已丟入歷史的垃圾桶，純粹是半年前拜韓流之賜，才從垃圾桶裏撿回來，起死回生。韓國瑜赤手空拳，感動人心，打出一片江山，事實上人民並非因國民黨而感動，而只是因韓之故，<text:span text:style-name="T3"><text:s/>"</text:span>順便<text:span text:style-name="T3">" </text:span>支持。<text:span text:style-name="T3"> <text:line-break/><text:line-break/></text:span>對於這樣一股清純良善的真實民心民意，國民黨卻居然以為情勢一片大好，縮頭烏龜們個個突然拼命伸出龜頭搶食，欲置韓國瑜於死地，並且拼命妖魔化讓自己起死回生的韓流。這樣一種行為，若非愚蠢腦殘，便是為了權位而鬼迷心竅。韓國瑜打不打得死我不知道，但我知道，打死韓國瑜，消滅了韓流，國民黨必然崩盤無疑。<text:span text:style-name="T3"> <text:line-break/><text:line-break/></text:span>一個月前，韓國瑜發表五點聲明，立即招來國民黨全面反擊，因為其中第四點寫著國民黨長期以來奉行權貴政治，喜歡搞密室交易；若不思改革，將離人民越來越遠。這些話有哪裏不對？就如韓國瑜所說，這些話，純粹是愛之深責之切，並無攻擊之意。<text:span text:style-name="T3"> <text:line-break/><text:line-break/></text:span>國民黨如果不但還聽不進去這些話，甚至還把韓流視為敵人，把韓國瑜視為阻礙權貴利益的禍首，那它其實就是在自掘墳墓。<text:span text:style-name="T3"> <text:line-break/><text:line-break/></text:span>人渣黨很壞很貪，無惡不作，但他騙取選票的方式始終是要讓人民誤以為他很關心人民。國民黨卻反其道而行，不但承襲一以貫之的菁英傲慢習性，加上宮廷政治傳統，視人民如無物，這回甚至還自己打壓自己的救世主，企圖消滅拯救了黨的人民力量。這叫做不見棺材不掉淚。國民黨進棺材我不反對，但千萬不要讓大家也陪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